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8.053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8571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font-name="Liberation Sans" fo:font-size="16pt" fo:font-weight="bold" officeooo:rsid="00146d1a" officeooo:paragraph-rsid="00146d1a" style:font-name-asian="Noto Sans CJK SC" style:font-size-asian="16pt" style:font-weight-asian="bold" style:font-name-complex="Lohit Devanagari1" style:font-size-complex="16pt" style:font-weight-complex="bold"/>
    </style:style>
    <style:style style:name="P6" style:family="paragraph" style:parent-style-name="Text_20_body">
      <style:text-properties officeooo:rsid="005fbcd8" officeooo:paragraph-rsid="005fbcd8"/>
    </style:style>
    <style:style style:name="P7" style:family="paragraph" style:parent-style-name="Standard">
      <style:text-properties officeooo:rsid="00146d1a" officeooo:paragraph-rsid="00146d1a"/>
    </style:style>
    <style:style style:name="P8" style:family="paragraph" style:parent-style-name="Contents_20_1">
      <style:paragraph-properties>
        <style:tab-stops>
          <style:tab-stop style:position="8.053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8571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5fbcd8" officeooo:paragraph-rsid="005fbcd8"/>
    </style:style>
    <style:style style:name="P12" style:family="paragraph" style:parent-style-name="Heading_20_1">
      <style:text-properties officeooo:rsid="00739472" officeooo:paragraph-rsid="00739472"/>
    </style:style>
    <style:style style:name="P13" style:family="paragraph" style:parent-style-name="Heading_20_2">
      <style:text-properties officeooo:rsid="005fbcd8" officeooo:paragraph-rsid="005fbcd8"/>
    </style:style>
    <style:style style:name="P14" style:family="paragraph" style:parent-style-name="Heading_20_2">
      <style:paragraph-properties fo:break-before="page"/>
      <style:text-properties officeooo:rsid="007ec821" officeooo:paragraph-rsid="007ec821"/>
    </style:style>
    <style:style style:name="P15" style:family="paragraph" style:parent-style-name="Standard">
      <style:text-properties fo:font-style="italic" fo:font-weight="bold" officeooo:rsid="006270c5" officeooo:paragraph-rsid="006270c5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6270c5" officeooo:paragraph-rsid="0063fe91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6270c5" officeooo:paragraph-rsid="0066e3ad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6270c5" officeooo:paragraph-rsid="0067e700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6270c5" officeooo:paragraph-rsid="0069525b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6270c5" officeooo:paragraph-rsid="006fe84a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6270c5" officeooo:paragraph-rsid="007009c1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65b74a" officeooo:paragraph-rsid="0065b74a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65b74a" officeooo:paragraph-rsid="0066e3ad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65b74a" officeooo:paragraph-rsid="006fe84a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65b74a" officeooo:paragraph-rsid="007009c1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06d0cb1" officeooo:paragraph-rsid="006fe84a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6d0cb1" officeooo:paragraph-rsid="007009c1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6d0cb1" officeooo:paragraph-rsid="0070b86d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74c830" officeooo:paragraph-rsid="0074c830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74c830" officeooo:paragraph-rsid="00794fdf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74c830" officeooo:paragraph-rsid="007c79e2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7c76e8" officeooo:paragraph-rsid="007c76e8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7c76e8" officeooo:paragraph-rsid="007c79e2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paragraph-rsid="006b1239"/>
    </style:style>
    <style:style style:name="P36" style:family="paragraph" style:parent-style-name="Standard">
      <style:text-properties officeooo:paragraph-rsid="006fe84a"/>
    </style:style>
    <style:style style:name="P37" style:family="paragraph" style:parent-style-name="Standard">
      <style:text-properties fo:color="#c9211e" loext:opacity="100%" fo:font-style="italic" fo:font-weight="bold" officeooo:rsid="0070b86d" officeooo:paragraph-rsid="0070b86d" style:font-style-asian="italic" style:font-weight-asian="bold" style:font-style-complex="italic" style:font-weight-complex="bold"/>
    </style:style>
    <style:style style:name="P38" style:family="paragraph" style:parent-style-name="Standard">
      <style:text-properties officeooo:paragraph-rsid="007009c1"/>
    </style:style>
    <style:style style:name="P39" style:family="paragraph" style:parent-style-name="Standard">
      <style:text-properties fo:font-size="10pt" style:font-size-asian="10pt" style:font-size-complex="10pt"/>
    </style:style>
    <style:style style:name="P40" style:family="paragraph" style:parent-style-name="Standard">
      <style:text-properties fo:font-size="10pt" officeooo:paragraph-rsid="00781eaa" style:font-size-asian="10pt" style:font-size-complex="10pt"/>
    </style:style>
    <style:style style:name="P41" style:family="paragraph" style:parent-style-name="Standard">
      <style:text-properties officeooo:rsid="0074c830" officeooo:paragraph-rsid="0074c830"/>
    </style:style>
    <style:style style:name="P42" style:family="paragraph" style:parent-style-name="Standard">
      <style:text-properties officeooo:rsid="0074c830" officeooo:paragraph-rsid="00794fdf"/>
    </style:style>
    <style:style style:name="P43" style:family="paragraph" style:parent-style-name="Standard">
      <style:text-properties officeooo:paragraph-rsid="00794fdf"/>
    </style:style>
    <style:style style:name="P44" style:family="paragraph" style:parent-style-name="Text_20_body">
      <style:text-properties officeooo:paragraph-rsid="005fbcd8"/>
    </style:style>
    <style:style style:name="P45" style:family="paragraph" style:parent-style-name="Text_20_body">
      <style:text-properties officeooo:rsid="00739472" officeooo:paragraph-rsid="00739472"/>
    </style:style>
    <style:style style:name="T1" style:family="text">
      <style:text-properties officeooo:rsid="005fbcd8"/>
    </style:style>
    <style:style style:name="T2" style:family="text">
      <style:text-properties officeooo:rsid="00639901"/>
    </style:style>
    <style:style style:name="T3" style:family="text">
      <style:text-properties officeooo:rsid="0063fe91"/>
    </style:style>
    <style:style style:name="T4" style:family="text">
      <style:text-properties fo:font-style="italic" fo:font-weight="bold" officeooo:rsid="006270c5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6b123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639901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65b74a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6d0cb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6fe84a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74c83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794fdf" style:font-style-asian="italic" style:font-weight-asian="bold" style:font-style-complex="italic" style:font-weight-complex="bold"/>
    </style:style>
    <style:style style:name="T12" style:family="text">
      <style:text-properties officeooo:rsid="0065b74a"/>
    </style:style>
    <style:style style:name="T13" style:family="text">
      <style:text-properties officeooo:rsid="0066e3ad"/>
    </style:style>
    <style:style style:name="T14" style:family="text">
      <style:text-properties officeooo:rsid="0067e700"/>
    </style:style>
    <style:style style:name="T15" style:family="text">
      <style:text-properties officeooo:rsid="0069525b"/>
    </style:style>
    <style:style style:name="T16" style:family="text">
      <style:text-properties officeooo:rsid="006fe84a"/>
    </style:style>
    <style:style style:name="T17" style:family="text">
      <style:text-properties officeooo:rsid="0070b86d"/>
    </style:style>
    <style:style style:name="T18" style:family="text">
      <style:text-properties officeooo:rsid="0072ad91"/>
    </style:style>
    <style:style style:name="T19" style:family="text">
      <style:text-properties fo:color="#158466" loext:opacity="100%" officeooo:rsid="0065b74a"/>
    </style:style>
    <style:style style:name="T20" style:family="text">
      <style:text-properties fo:color="#158466" loext:opacity="100%" fo:font-style="italic" fo:font-weight="bold" officeooo:rsid="0065b74a" style:font-style-asian="italic" style:font-weight-asian="bold" style:font-style-complex="italic" style:font-weight-complex="bold"/>
    </style:style>
    <style:style style:name="T21" style:family="text">
      <style:text-properties officeooo:rsid="0074c830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751527" style:font-style-asian="normal" style:font-weight-asian="normal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760076" style:font-weight-asian="bold" style:font-weight-complex="bold"/>
    </style:style>
    <style:style style:name="T26" style:family="text">
      <style:text-properties fo:font-weight="bold" officeooo:rsid="007728b9" style:font-weight-asian="bold" style:font-weight-complex="bold"/>
    </style:style>
    <style:style style:name="T27" style:family="text">
      <style:text-properties fo:font-weight="bold" officeooo:rsid="00794fdf" style:font-weight-asian="bold" style:font-weight-complex="bold"/>
    </style:style>
    <style:style style:name="T28" style:family="text">
      <style:text-properties fo:font-weight="bold" officeooo:rsid="0079a2f5" style:font-weight-asian="bold" style:font-weight-complex="bold"/>
    </style:style>
    <style:style style:name="T29" style:family="text">
      <style:text-properties officeooo:rsid="00794fdf"/>
    </style:style>
    <style:style style:name="T30" style:family="text">
      <style:text-properties officeooo:rsid="007c79e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y</text:span>-nana-docker-compose</text:p>
      <text:p text:style-name="P7"><text:a xlink:type="simple" xlink:href="https://youtu.be/SXwC9fSwct8" text:style-name="Internet_20_link" text:visited-style-name="Visited_20_Internet_20_Link">https://youtu.be/SXwC9fSwct8</text:a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8"><text:a xlink:type="simple" xlink:href="#__RefHeading___Toc89_545794784" text:style-name="Index_20_Link" text:visited-style-name="Index_20_Link">1. Preconditions<text:tab/>3</text:a></text:p>
          <text:p text:style-name="P9"><text:a xlink:type="simple" xlink:href="#__RefHeading___Toc91_545794784" text:style-name="Index_20_Link" text:visited-style-name="Index_20_Link">1.1. Docker installation<text:tab/>3</text:a></text:p>
          <text:p text:style-name="P8"><text:a xlink:type="simple" xlink:href="#__RefHeading___Toc843_3888328381" text:style-name="Index_20_Link" text:visited-style-name="Index_20_Link">2. How to run MONGO stack using Docker only<text:tab/>4</text:a></text:p>
          <text:p text:style-name="P8"><text:a xlink:type="simple" xlink:href="#__RefHeading___Toc1428_2495299835" text:style-name="Index_20_Link" text:visited-style-name="Index_20_Link">3. MONGO stack using docker compose<text:tab/>5</text:a></text:p>
          <text:p text:style-name="P9"><text:a xlink:type="simple" xlink:href="#__RefHeading___Toc1430_2495299835" text:style-name="Index_20_Link" text:visited-style-name="Index_20_Link">3.1. The Final version of docker-compose.yaml file<text:tab/>6</text:a></text:p>
        </text:index-body>
      </text:table-of-content>
      <text:p text:style-name="P5"/>
      <text:h text:style-name="P11" text:outline-level="1"><text:bookmark-start text:name="__RefHeading___Toc89_545794784"/>Preconditions<text:bookmark-end text:name="__RefHeading___Toc89_545794784"/></text:h>
      <text:h text:style-name="P13" text:outline-level="2"><text:bookmark-start text:name="__RefHeading___Toc91_545794784"/>Docker installation<text:bookmark-end text:name="__RefHeading___Toc91_545794784"/></text:h>
      <text:p text:style-name="P44">curl -L https://get.docker.com | sh <text:span text:style-name="T1">&amp;&amp; </text:span>sudo usermod -aG docker $USER &amp;&amp; sudo reboot</text:p>
      <text:p text:style-name="P44"/>
      <text:h text:style-name="P11" text:outline-level="1"><text:bookmark-start text:name="__RefHeading___Toc843_3888328381"/>How to run MONGO stack using Docker only<text:bookmark-end text:name="__RefHeading___Toc843_3888328381"/></text:h>
      <text:p text:style-name="Standard">You need to perform next steps:</text:p>
      <text:p text:style-name="Standard">1. Create a new docker network</text:p>
      <text:p text:style-name="P15">docker network create mongo-network</text:p>
      <text:p text:style-name="Standard">2. Run MongoDB container</text:p>
      <text:p text:style-name="P15">docker run<text:span text:style-name="T13"> </text:span>\</text:p>
      <text:p text:style-name="P15">-p 27017:27017 \</text:p>
      <text:p text:style-name="P15">-e MONGO_INITDB_ROOT_USERNAME=admin \</text:p>
      <text:p text:style-name="P15">-e MONGO_INITDB_ROOT_PASSWORD=<text:span text:style-name="T2">superSecret</text:span> \</text:p>
      <text:p text:style-name="P16">--<text:span text:style-name="T3">network </text:span>mongo-networ<text:span text:style-name="T12">k \</text:span></text:p>
      <text:p text:style-name="P16">--<text:span text:style-name="T12">name </text:span><text:span text:style-name="T19">mongodb</text:span><text:span text:style-name="T12"> \</text:span></text:p>
      <text:p text:style-name="P22">mongo</text:p>
      <text:p text:style-name="Standard">3. Start Mongo-express container</text:p>
      <text:p text:style-name="P37">WORKS (access to WEB UI using admin:pass)</text:p>
      <text:p text:style-name="P17">docker run<text:span text:style-name="T13"> </text:span>\</text:p>
      <text:p text:style-name="P17">-p <text:span text:style-name="T13">8081</text:span>:<text:span text:style-name="T13">8081</text:span> \</text:p>
      <text:p text:style-name="P17">-e <text:span text:style-name="T14">ME_CONFIG_</text:span>MONGO<text:span text:style-name="T14">DB</text:span>_<text:span text:style-name="T14">ADMIN</text:span>USERNAME<text:span text:style-name="T16">=</text:span>admin \</text:p>
      <text:p text:style-name="P18">-e <text:span text:style-name="T14">ME_CONFIG_</text:span>MONGO<text:span text:style-name="T14">DB</text:span>_<text:span text:style-name="T14">ADMIN</text:span>PASSWORD<text:span text:style-name="T16">=</text:span><text:span text:style-name="T2">superSecret</text:span> \</text:p>
      <text:p text:style-name="P19">-e <text:span text:style-name="T14">ME_CONFIG_</text:span>MONGO<text:span text:style-name="T14">DB</text:span>_<text:span text:style-name="T14">SERVER</text:span><text:span text:style-name="T16">=</text:span><text:span text:style-name="T19">mongodb</text:span> \</text:p>
      <text:p text:style-name="P35"><text:span text:style-name="T4">-</text:span><text:span text:style-name="T5">e </text:span><text:span text:style-name="T4">ME_CONFIG_MONGODB_URL</text:span><text:span text:style-name="T9">=</text:span><text:span text:style-name="T5">mongodb://admin:</text:span><text:a xlink:type="simple" xlink:href="mailto:superSecret@mongodb" text:style-name="Internet_20_link" text:visited-style-name="Visited_20_Internet_20_Link"><text:span text:style-name="T6">superSecret</text:span></text:a><text:a xlink:type="simple" xlink:href="mailto:superSecret@mongodb" text:style-name="Internet_20_link" text:visited-style-name="Visited_20_Internet_20_Link"><text:span text:style-name="T5">@</text:span></text:a><text:a xlink:type="simple" xlink:href="mailto:superSecret@mongodb" text:style-name="Internet_20_link" text:visited-style-name="Visited_20_Internet_20_Link"><text:span text:style-name="T20">mongodb</text:span></text:a><text:span text:style-name="T5">:27017/ </text:span><text:span text:style-name="T8">\</text:span></text:p>
      <text:p text:style-name="P17">--<text:span text:style-name="T3">network </text:span>mongo-networ<text:span text:style-name="T12">k \</text:span></text:p>
      <text:p text:style-name="P17">--<text:span text:style-name="T12">name mongo-</text:span><text:span text:style-name="T15">express</text:span><text:span text:style-name="T12"> \</text:span></text:p>
      <text:p text:style-name="P26">mongo-express</text:p>
      <text:p text:style-name="P23"/>
      <text:p text:style-name="P23"/>
      <text:p text:style-name="P37">WORKS (access to WEB UI without any credentials)</text:p>
      <text:p text:style-name="P20">docker run<text:span text:style-name="T13"> </text:span>\</text:p>
      <text:p text:style-name="P20">-p <text:span text:style-name="T13">8081</text:span>:<text:span text:style-name="T13">8081</text:span> \</text:p>
      <text:p text:style-name="P20">-e <text:span text:style-name="T14">ME_CONFIG_</text:span>MONGO<text:span text:style-name="T14">DB</text:span>_<text:span text:style-name="T14">ADMIN</text:span>USERNAME<text:span text:style-name="T16">=</text:span>admin \</text:p>
      <text:p text:style-name="P20">-e <text:span text:style-name="T14">ME_CONFIG_</text:span>MONGO<text:span text:style-name="T14">DB</text:span>_<text:span text:style-name="T14">ADMIN</text:span>PASSWORD<text:span text:style-name="T16">=</text:span><text:span text:style-name="T2">superSecret</text:span> \</text:p>
      <text:p text:style-name="P20">-e <text:span text:style-name="T14">ME_CONFIG_</text:span>MONGO<text:span text:style-name="T14">DB</text:span>_<text:span text:style-name="T14">SERVER</text:span><text:span text:style-name="T16">=</text:span><text:span text:style-name="T19">mongodb</text:span> \</text:p>
      <text:p text:style-name="P36"><text:span text:style-name="T4">-</text:span><text:span text:style-name="T5">e </text:span><text:span text:style-name="T4">ME_CONFIG_MONGODB_URL</text:span><text:span text:style-name="T9">=</text:span><text:span text:style-name="T5">mongodb://admin:</text:span><text:a xlink:type="simple" xlink:href="mailto:superSecret@mongodb" text:style-name="Internet_20_link" text:visited-style-name="Visited_20_Internet_20_Link"><text:span text:style-name="T6">superSecret</text:span></text:a><text:a xlink:type="simple" xlink:href="mailto:superSecret@mongodb" text:style-name="Internet_20_link" text:visited-style-name="Visited_20_Internet_20_Link"><text:span text:style-name="T5">@</text:span></text:a><text:a xlink:type="simple" xlink:href="mailto:superSecret@mongodb" text:style-name="Internet_20_link" text:visited-style-name="Visited_20_Internet_20_Link"><text:span text:style-name="T7">mongodb</text:span></text:a><text:span text:style-name="T5">:27017/ </text:span><text:span text:style-name="T8">\</text:span></text:p>
      <text:p text:style-name="P27"><text:span text:style-name="T8">-e ME_CONFIG_BASICAUTH</text:span><text:span text:style-name="T16">=false</text:span><text:span text:style-name="T8"> </text:span><text:span text:style-name="T16">\</text:span></text:p>
      <text:p text:style-name="P20">--<text:span text:style-name="T3">network </text:span>mongo-networ<text:span text:style-name="T12">k \</text:span></text:p>
      <text:p text:style-name="P20">--<text:span text:style-name="T12">name mongo-</text:span><text:span text:style-name="T15">express</text:span><text:span text:style-name="T12"> \</text:span></text:p>
      <text:p text:style-name="P24">mongo-<text:span text:style-name="T15">express</text:span></text:p>
      <text:p text:style-name="P24"/>
      <text:p text:style-name="P37">WORKS (access to WEB UI with custom credentials – <text:span text:style-name="T18">test:test for this example</text:span>)</text:p>
      <text:p text:style-name="P21">docker run<text:span text:style-name="T13"> </text:span>\</text:p>
      <text:p text:style-name="P21">-p <text:span text:style-name="T13">8081</text:span>:<text:span text:style-name="T13">8081</text:span> \</text:p>
      <text:p text:style-name="P21">-e <text:span text:style-name="T14">ME_CONFIG_</text:span>MONGO<text:span text:style-name="T14">DB</text:span>_<text:span text:style-name="T14">ADMIN</text:span>USERNAME<text:span text:style-name="T16">=</text:span>admin \</text:p>
      <text:p text:style-name="P21">-e <text:span text:style-name="T14">ME_CONFIG_</text:span>MONGO<text:span text:style-name="T14">DB</text:span>_<text:span text:style-name="T14">ADMIN</text:span>PASSWORD<text:span text:style-name="T16">=</text:span><text:span text:style-name="T2">superSecret</text:span> \</text:p>
      <text:p text:style-name="P21">-e <text:span text:style-name="T14">ME_CONFIG_</text:span>MONGO<text:span text:style-name="T14">DB</text:span>_<text:span text:style-name="T14">SERVER</text:span><text:span text:style-name="T16">=</text:span><text:span text:style-name="T12">mongodb</text:span> \</text:p>
      <text:p text:style-name="P38"><text:span text:style-name="T4">-</text:span><text:span text:style-name="T5">e </text:span><text:span text:style-name="T4">ME_CONFIG_MONGODB_URL</text:span><text:span text:style-name="T9">=</text:span><text:span text:style-name="T5">mongodb://admin:</text:span><text:a xlink:type="simple" xlink:href="mailto:superSecret@mongodb" text:style-name="Internet_20_link" text:visited-style-name="Visited_20_Internet_20_Link"><text:span text:style-name="T6">superSecret</text:span></text:a><text:a xlink:type="simple" xlink:href="mailto:superSecret@mongodb" text:style-name="Internet_20_link" text:visited-style-name="Visited_20_Internet_20_Link"><text:span text:style-name="T5">@</text:span></text:a><text:a xlink:type="simple" xlink:href="mailto:superSecret@mongodb" text:style-name="Internet_20_link" text:visited-style-name="Visited_20_Internet_20_Link"><text:span text:style-name="T7">mongodb</text:span></text:a><text:span text:style-name="T5">:27017/ </text:span><text:span text:style-name="T8">\</text:span></text:p>
      <text:p text:style-name="P28">-e ME_CONFIG_BASICAUTH<text:span text:style-name="T16">=</text:span><text:span text:style-name="T17">true</text:span> <text:span text:style-name="T16">\</text:span></text:p>
      <text:p text:style-name="P28">-<text:span text:style-name="T17">e ME_CONFIG_BASICAUTH_USERNAME=test \</text:span></text:p>
      <text:p text:style-name="P29">-<text:span text:style-name="T17">e ME_CONFIG_BASICAUTH_PASSWORD=test \</text:span></text:p>
      <text:p text:style-name="P21">--<text:span text:style-name="T3">network </text:span>mongo-networ<text:span text:style-name="T12">k \</text:span></text:p>
      <text:p text:style-name="P21">--<text:span text:style-name="T12">name mongo-</text:span><text:span text:style-name="T15">express</text:span><text:span text:style-name="T12"> \</text:span></text:p>
      <text:p text:style-name="P25">mongo-<text:span text:style-name="T15">express</text:span></text:p>
      <text:h text:style-name="P12" text:outline-level="1"><text:bookmark-start text:name="__RefHeading___Toc1428_2495299835"/><text:soft-page-break/>MONGO stack using docker compose<text:bookmark-end text:name="__RefHeading___Toc1428_2495299835"/></text:h>
      <text:p text:style-name="P45">Create a new docker-compose.yaml file</text:p>
      <text:p text:style-name="P39">version: '3.1'</text:p>
      <text:p text:style-name="P39">services:</text:p>
      <text:p text:style-name="P39"><text:s text:c="3"/>mongo-db:</text:p>
      <text:p text:style-name="P39"><text:s text:c="6"/>image: mongo</text:p>
      <text:p text:style-name="P39"><text:s text:c="6"/>ports:</text:p>
      <text:p text:style-name="P39"><text:s text:c="9"/>- 27017:27017</text:p>
      <text:p text:style-name="P39"><text:s text:c="6"/>environment:</text:p>
      <text:p text:style-name="P39"><text:s text:c="9"/>MONGO_INITDB_ROOT_USERNAME: admin</text:p>
      <text:p text:style-name="P39"><text:s text:c="9"/>MONGO_INITDB_ROOT_PASSWORD: superSecret</text:p>
      <text:p text:style-name="P39"/>
      <text:p text:style-name="P39"><text:s text:c="3"/>mongo-ui:</text:p>
      <text:p text:style-name="P39"><text:s text:c="6"/>image: mongo-express</text:p>
      <text:p text:style-name="P39"><text:s text:c="6"/>ports:</text:p>
      <text:p text:style-name="P39"><text:s text:c="9"/>- 8081:8081</text:p>
      <text:p text:style-name="P39"><text:s text:c="6"/>environment:</text:p>
      <text:p text:style-name="P39"><text:s text:c="9"/>ME_CONFIG_MONGODB_ADMINUSERNAME: admin</text:p>
      <text:p text:style-name="P39"><text:s text:c="9"/>ME_CONFIG_MONGODB_ADMINPASSWORD: superSecret</text:p>
      <text:p text:style-name="P39"><text:s text:c="9"/>ME_CONFIG_BASICAUTH: true</text:p>
      <text:p text:style-name="P39"><text:s text:c="9"/>ME_CONFIG_BASICAUTH_USERNAME: test</text:p>
      <text:p text:style-name="P39"><text:s text:c="9"/>ME_CONFIG_BASICAUTH_PASSWORD: test</text:p>
      <text:p text:style-name="P39"><text:s text:c="9"/>ME_CONFIG_MONGODB_SERVER: mongo-db</text:p>
      <text:p text:style-name="P39"><text:s text:c="9"/>ME_CONFIG_MONGODB_URL: mongodb://admin:superSecret@mongo-db:27017/</text:p>
      <text:p text:style-name="P39"><text:s text:c="6"/>depends_on:</text:p>
      <text:p text:style-name="P40"><text:s text:c="11"/>- 'mongo-db'</text:p>
      <text:p text:style-name="P41"><text:span text:style-name="T24"/></text:p>
      <text:p text:style-name="P41"><text:span text:style-name="T24">How </text:span><text:span text:style-name="T25">t</text:span><text:span text:style-name="T24">o start </text:span><text:span text:style-name="T26">the</text:span><text:span text:style-name="T24"> stack </text:span><text:span text:style-name="T28">and delete all the containers</text:span><text:span text:style-name="T24">?</text:span> </text:p>
      <text:p text:style-name="Standard"><text:span text:style-name="T10">docker compose up –</text:span> <text:span text:style-name="T21">use this command it there is only 1 docker-compose.yaml file in the folder where you are going to use this command</text:span></text:p>
      <text:p text:style-name="P30">docker compose -f &lt;yaml File&gt; up –<text:span text:style-name="T22"> use this command if you have more than 1 yaml file o</text:span><text:span text:style-name="T23">r </text:span><text:span text:style-name="T22">it has a custom name</text:span></text:p>
      <text:p text:style-name="P6"/>
      <text:p text:style-name="P42"><text:span text:style-name="T24">How </text:span><text:span text:style-name="T25">t</text:span><text:span text:style-name="T24">o </text:span><text:span text:style-name="T27">stop</text:span><text:span text:style-name="T24"> </text:span><text:span text:style-name="T26">the</text:span><text:span text:style-name="T24"> stack </text:span><text:span text:style-name="T28">and delete all the containers</text:span><text:span text:style-name="T24">?</text:span> </text:p>
      <text:p text:style-name="P43"><text:span text:style-name="T10">docker compose </text:span><text:span text:style-name="T11">down</text:span><text:span text:style-name="T10"> </text:span></text:p>
      <text:p text:style-name="P31">docker compose -f &lt;yaml File&gt; <text:span text:style-name="T29">down</text:span></text:p>
      <text:p text:style-name="P31"/>
      <text:p text:style-name="P33">You also can use<text:span text:style-name="T30">start/stop – in this case containers will not be deleted</text:span></text:p>
      <text:p text:style-name="P34"><text:span text:style-name="T21">docker compose </text:span>start <text:span text:style-name="T30">OR </text:span><text:span text:style-name="T21">docker compose </text:span><text:span text:style-name="T30">stop</text:span><text:span text:style-name="T21"> </text:span></text:p>
      <text:p text:style-name="P32">docker compose -f &lt;yaml File&gt; <text:span text:style-name="T30">start OR </text:span>docker compose -f &lt;yaml File&gt; <text:span text:style-name="T30">stop</text:span></text:p>
      <text:h text:style-name="P14" text:outline-level="2"><text:bookmark-start text:name="__RefHeading___Toc1430_2495299835"/>The Final version of docker-compose.yaml file<text:bookmark-end text:name="__RefHeading___Toc1430_2495299835"/></text:h>
      <text:p text:style-name="Standard">version: '3.1'</text:p>
      <text:p text:style-name="Standard">services:</text:p>
      <text:p text:style-name="Standard"><text:s text:c="3"/>mongo-db:</text:p>
      <text:p text:style-name="Standard"><text:s text:c="6"/>image: mongo</text:p>
      <text:p text:style-name="Standard"><text:s text:c="6"/>ports:</text:p>
      <text:p text:style-name="Standard"><text:s text:c="9"/>- 27017:27017</text:p>
      <text:p text:style-name="Standard"><text:s text:c="6"/>environment:</text:p>
      <text:p text:style-name="Standard"><text:s text:c="9"/>MONGO_INITDB_ROOT_USERNAME: admin</text:p>
      <text:p text:style-name="Standard"><text:s text:c="9"/>MONGO_INITDB_ROOT_PASSWORD: superSecret</text:p>
      <text:p text:style-name="Standard"><text:s text:c="6"/>volumes:</text:p>
      <text:p text:style-name="Standard"><text:s text:c="9"/>- mongo-db_data:/data/db</text:p>
      <text:p text:style-name="Standard"><text:s text:c="6"/>networks:</text:p>
      <text:p text:style-name="Standard"><text:s text:c="9"/>- mongo-compose-network</text:p>
      <text:p text:style-name="Standard"/>
      <text:p text:style-name="Standard"><text:s text:c="3"/>mongo-ui:</text:p>
      <text:p text:style-name="Standard"><text:s text:c="6"/>image: mongo-express</text:p>
      <text:p text:style-name="Standard"><text:s text:c="6"/>ports:</text:p>
      <text:p text:style-name="Standard"><text:s text:c="9"/>- 8081:8081</text:p>
      <text:p text:style-name="Standard"><text:s text:c="6"/>environment:</text:p>
      <text:p text:style-name="Standard"><text:s text:c="9"/>ME_CONFIG_MONGODB_ADMINUSERNAME: admin</text:p>
      <text:p text:style-name="Standard"><text:s text:c="9"/>ME_CONFIG_MONGODB_ADMINPASSWORD: superSecret</text:p>
      <text:p text:style-name="Standard"><text:s text:c="9"/>ME_CONFIG_BASICAUTH: true</text:p>
      <text:p text:style-name="Standard"><text:s text:c="9"/>ME_CONFIG_BASICAUTH_USERNAME: test</text:p>
      <text:p text:style-name="Standard"><text:s text:c="9"/>ME_CONFIG_BASICAUTH_PASSWORD: test</text:p>
      <text:p text:style-name="Standard"><text:s text:c="9"/>ME_CONFIG_MONGODB_SERVER: mongo-db</text:p>
      <text:p text:style-name="Standard"><text:s text:c="9"/>ME_CONFIG_MONGODB_URL: mongodb://admin:superSecret@mongo-db:27017/</text:p>
      <text:p text:style-name="Standard"><text:s text:c="6"/>depends_on:</text:p>
      <text:p text:style-name="Standard"><text:s text:c="9"/>- 'mongo-db'</text:p>
      <text:p text:style-name="Standard"><text:s text:c="6"/>networks:</text:p>
      <text:p text:style-name="Standard"><text:s text:c="9"/>- mongo-compose-network</text:p>
      <text:p text:style-name="Standard"/>
      <text:p text:style-name="Standard">volumes:</text:p>
      <text:p text:style-name="Standard"><text:s text:c="3"/>mongo-db_data:</text:p>
      <text:p text:style-name="Standard"><text:s text:c="6"/>driver: local</text:p>
      <text:p text:style-name="Standard"/>
      <text:p text:style-name="Standard">networks:</text:p>
      <text:p text:style-name="Standard"><text:s text:c="3"/>mongo-compose-network:</text:p>
      <text:p text:style-name="Standard"><text:s text:c="6"/>driver: brid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264in" style:type="center"/>
          <style:tab-stop style:position="8.053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264in" style:type="center"/>
          <style:tab-stop style:position="8.0535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53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5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59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3189in" fo:margin-bottom="0.2453in" fo:margin-left="0.2409in" fo:margin-right="0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5:38:49.271601373</meta:creation-date>
    <dc:date>2024-05-16T13:38:58.922417771</dc:date>
    <meta:editing-duration>PT6H2M24S</meta:editing-duration>
    <meta:editing-cycles>85</meta:editing-cycles>
    <meta:generator>LibreOffice/7.3.7.2$Linux_X86_64 LibreOffice_project/30$Build-2</meta:generator>
    <meta:document-statistic meta:table-count="0" meta:image-count="0" meta:object-count="0" meta:page-count="6" meta:paragraph-count="129" meta:word-count="450" meta:character-count="4133" meta:non-whitespace-character-count="3440"/>
  </office:meta>
</office:document-meta>
</file>